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53.49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otch_perf_2nd_part" table:style-name="ta1">
        <table:shapes>
          <draw:frame draw:z-index="0" draw:style-name="gr1" draw:text-style-name="P1" svg:width="602.39pt" svg:height="417.88pt" svg:x="726.72pt" svg:y="38.41pt">
            <loext:p draw:notify-on-update-of-ranges="notch_perf_2nd_part.A1:notch_perf_2nd_part.J1 notch_perf_2nd_part.A27:notch_perf_2nd_part.J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95.06pt" svg:height="390.95pt" svg:x="33.11pt" svg:y="379.28pt">
            <loext:p draw:notify-on-update-of-ranges="notch_perf_2nd_part.K2:notch_perf_2nd_part.K25 notch_perf_2nd_part.A1:notch_perf_2nd_part.A1 notch_perf_2nd_part.A2:notch_perf_2nd_part.A25 notch_perf_2nd_part.B1:notch_perf_2nd_part.B1 notch_perf_2nd_part.B2:notch_perf_2nd_part.B25 notch_perf_2nd_part.C1:notch_perf_2nd_part.C1 notch_perf_2nd_part.C2:notch_perf_2nd_part.C25 notch_perf_2nd_part.D1:notch_perf_2nd_part.D1 notch_perf_2nd_part.D2:notch_perf_2nd_part.D25 notch_perf_2nd_part.E1:notch_perf_2nd_part.E1 notch_perf_2nd_part.E2:notch_perf_2nd_part.E25 notch_perf_2nd_part.F1:notch_perf_2nd_part.F1 notch_perf_2nd_part.F2:notch_perf_2nd_part.F25 notch_perf_2nd_part.G1:notch_perf_2nd_part.G1 notch_perf_2nd_part.G2:notch_perf_2nd_part.G25 notch_perf_2nd_part.H1:notch_perf_2nd_part.H1 notch_perf_2nd_part.H2:notch_perf_2nd_part.H25 notch_perf_2nd_part.I1:notch_perf_2nd_part.I1 notch_perf_2nd_part.I2:notch_perf_2nd_part.I25 notch_perf_2nd_part.J1:notch_perf_2nd_part.J1 notch_perf_2nd_part.J2:notch_perf_2nd_part.J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lowPerformance</text:p>
          </table:table-cell>
          <table:table-cell office:value-type="string" calcext:value-type="string">
            <text:p>SlowPerformance2</text:p>
          </table:table-cell>
          <table:table-cell office:value-type="string" calcext:value-type="string">
            <text:p>SlowPerformance3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reversed2</text:p>
          </table:table-cell>
          <table:table-cell office:value-type="string" calcext:value-type="string">
            <text:p>reversed3</text:p>
          </table:table-cell>
          <table:table-cell office:value-type="string" calcext:value-type="string">
            <text:p>pipelined0</text:p>
          </table:table-cell>
          <table:table-cell office:value-type="string" calcext:value-type="string">
            <text:p>pipelined1</text:p>
          </table:table-cell>
          <table:table-cell office:value-type="string" calcext:value-type="string">
            <text:p>matrixStyle</text:p>
          </table:table-cell>
          <table:table-cell office:value-type="string" calcext:value-type="string">
            <text:p>matrixStyle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.589591" calcext:value-type="float">
            <text:p>1.589591</text:p>
          </table:table-cell>
          <table:table-cell office:value-type="float" office:value="1.594702" calcext:value-type="float">
            <text:p>1.594702</text:p>
          </table:table-cell>
          <table:table-cell office:value-type="float" office:value="1.6004" calcext:value-type="float">
            <text:p>1.6004</text:p>
          </table:table-cell>
          <table:table-cell office:value-type="float" office:value="0.624115" calcext:value-type="float">
            <text:p>0.624115</text:p>
          </table:table-cell>
          <table:table-cell office:value-type="float" office:value="1.462897" calcext:value-type="float">
            <text:p>1.462897</text:p>
          </table:table-cell>
          <table:table-cell office:value-type="float" office:value="1.195768" calcext:value-type="float">
            <text:p>1.195768</text:p>
          </table:table-cell>
          <table:table-cell office:value-type="float" office:value="1.956864" calcext:value-type="float">
            <text:p>1.956864</text:p>
          </table:table-cell>
          <table:table-cell office:value-type="float" office:value="1.43855" calcext:value-type="float">
            <text:p>1.43855</text:p>
          </table:table-cell>
          <table:table-cell office:value-type="float" office:value="1.447306" calcext:value-type="float">
            <text:p>1.447306</text:p>
          </table:table-cell>
          <table:table-cell office:value-type="float" office:value="1.427267" calcext:value-type="float">
            <text:p>1.427267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1.589394" calcext:value-type="float">
            <text:p>1.589394</text:p>
          </table:table-cell>
          <table:table-cell office:value-type="float" office:value="1.594774" calcext:value-type="float">
            <text:p>1.594774</text:p>
          </table:table-cell>
          <table:table-cell office:value-type="float" office:value="1.600124" calcext:value-type="float">
            <text:p>1.600124</text:p>
          </table:table-cell>
          <table:table-cell office:value-type="float" office:value="0.617669" calcext:value-type="float">
            <text:p>0.617669</text:p>
          </table:table-cell>
          <table:table-cell office:value-type="float" office:value="1.418161" calcext:value-type="float">
            <text:p>1.418161</text:p>
          </table:table-cell>
          <table:table-cell office:value-type="float" office:value="1.172219" calcext:value-type="float">
            <text:p>1.172219</text:p>
          </table:table-cell>
          <table:table-cell office:value-type="float" office:value="1.957354" calcext:value-type="float">
            <text:p>1.957354</text:p>
          </table:table-cell>
          <table:table-cell office:value-type="float" office:value="1.438251" calcext:value-type="float">
            <text:p>1.438251</text:p>
          </table:table-cell>
          <table:table-cell office:value-type="float" office:value="1.447305" calcext:value-type="float">
            <text:p>1.447305</text:p>
          </table:table-cell>
          <table:table-cell office:value-type="float" office:value="1.426996" calcext:value-type="float">
            <text:p>1.42699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.588683" calcext:value-type="float">
            <text:p>1.588683</text:p>
          </table:table-cell>
          <table:table-cell office:value-type="float" office:value="1.594298" calcext:value-type="float">
            <text:p>1.594298</text:p>
          </table:table-cell>
          <table:table-cell office:value-type="float" office:value="1.599094" calcext:value-type="float">
            <text:p>1.599094</text:p>
          </table:table-cell>
          <table:table-cell office:value-type="float" office:value="0.614901" calcext:value-type="float">
            <text:p>0.614901</text:p>
          </table:table-cell>
          <table:table-cell office:value-type="float" office:value="1.40345" calcext:value-type="float">
            <text:p>1.40345</text:p>
          </table:table-cell>
          <table:table-cell office:value-type="float" office:value="1.163441" calcext:value-type="float">
            <text:p>1.163441</text:p>
          </table:table-cell>
          <table:table-cell office:value-type="float" office:value="1.955845" calcext:value-type="float">
            <text:p>1.955845</text:p>
          </table:table-cell>
          <table:table-cell office:value-type="float" office:value="1.437912" calcext:value-type="float">
            <text:p>1.437912</text:p>
          </table:table-cell>
          <table:table-cell office:value-type="float" office:value="1.446814" calcext:value-type="float">
            <text:p>1.446814</text:p>
          </table:table-cell>
          <table:table-cell office:value-type="float" office:value="1.427213" calcext:value-type="float">
            <text:p>1.427213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1.58941" calcext:value-type="float">
            <text:p>1.58941</text:p>
          </table:table-cell>
          <table:table-cell office:value-type="float" office:value="1.591943" calcext:value-type="float">
            <text:p>1.591943</text:p>
          </table:table-cell>
          <table:table-cell office:value-type="float" office:value="1.59717" calcext:value-type="float">
            <text:p>1.59717</text:p>
          </table:table-cell>
          <table:table-cell office:value-type="float" office:value="0.61418" calcext:value-type="float">
            <text:p>0.61418</text:p>
          </table:table-cell>
          <table:table-cell office:value-type="float" office:value="1.401675" calcext:value-type="float">
            <text:p>1.401675</text:p>
          </table:table-cell>
          <table:table-cell office:value-type="float" office:value="1.157083" calcext:value-type="float">
            <text:p>1.157083</text:p>
          </table:table-cell>
          <table:table-cell office:value-type="float" office:value="1.954061" calcext:value-type="float">
            <text:p>1.954061</text:p>
          </table:table-cell>
          <table:table-cell office:value-type="float" office:value="1.437619" calcext:value-type="float">
            <text:p>1.437619</text:p>
          </table:table-cell>
          <table:table-cell office:value-type="float" office:value="1.446038" calcext:value-type="float">
            <text:p>1.446038</text:p>
          </table:table-cell>
          <table:table-cell office:value-type="float" office:value="1.426947" calcext:value-type="float">
            <text:p>1.426947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1.586727" calcext:value-type="float">
            <text:p>1.586727</text:p>
          </table:table-cell>
          <table:table-cell office:value-type="float" office:value="1.591785" calcext:value-type="float">
            <text:p>1.591785</text:p>
          </table:table-cell>
          <table:table-cell office:value-type="float" office:value="1.59703" calcext:value-type="float">
            <text:p>1.59703</text:p>
          </table:table-cell>
          <table:table-cell office:value-type="float" office:value="0.613235" calcext:value-type="float">
            <text:p>0.613235</text:p>
          </table:table-cell>
          <table:table-cell office:value-type="float" office:value="1.401549" calcext:value-type="float">
            <text:p>1.401549</text:p>
          </table:table-cell>
          <table:table-cell office:value-type="float" office:value="1.158086" calcext:value-type="float">
            <text:p>1.158086</text:p>
          </table:table-cell>
          <table:table-cell office:value-type="float" office:value="1.953447" calcext:value-type="float">
            <text:p>1.953447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685" calcext:value-type="float">
            <text:p>1.445685</text:p>
          </table:table-cell>
          <table:table-cell office:value-type="float" office:value="1.426806" calcext:value-type="float">
            <text:p>1.426806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.587072" calcext:value-type="float">
            <text:p>1.587072</text:p>
          </table:table-cell>
          <table:table-cell office:value-type="float" office:value="1.591692" calcext:value-type="float">
            <text:p>1.591692</text:p>
          </table:table-cell>
          <table:table-cell office:value-type="float" office:value="1.598906" calcext:value-type="float">
            <text:p>1.598906</text:p>
          </table:table-cell>
          <table:table-cell office:value-type="float" office:value="0.612623" calcext:value-type="float">
            <text:p>0.612623</text:p>
          </table:table-cell>
          <table:table-cell office:value-type="float" office:value="1.401126" calcext:value-type="float">
            <text:p>1.401126</text:p>
          </table:table-cell>
          <table:table-cell office:value-type="float" office:value="1.153397" calcext:value-type="float">
            <text:p>1.153397</text:p>
          </table:table-cell>
          <table:table-cell office:value-type="float" office:value="1.953546" calcext:value-type="float">
            <text:p>1.953546</text:p>
          </table:table-cell>
          <table:table-cell office:value-type="float" office:value="1.437434" calcext:value-type="float">
            <text:p>1.437434</text:p>
          </table:table-cell>
          <table:table-cell office:value-type="float" office:value="1.445592" calcext:value-type="float">
            <text:p>1.445592</text:p>
          </table:table-cell>
          <table:table-cell office:value-type="float" office:value="1.426871" calcext:value-type="float">
            <text:p>1.426871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.587055" calcext:value-type="float">
            <text:p>1.587055</text:p>
          </table:table-cell>
          <table:table-cell office:value-type="float" office:value="1.591819" calcext:value-type="float">
            <text:p>1.591819</text:p>
          </table:table-cell>
          <table:table-cell office:value-type="float" office:value="1.599007" calcext:value-type="float">
            <text:p>1.599007</text:p>
          </table:table-cell>
          <table:table-cell office:value-type="float" office:value="0.612303" calcext:value-type="float">
            <text:p>0.612303</text:p>
          </table:table-cell>
          <table:table-cell office:value-type="float" office:value="1.400481" calcext:value-type="float">
            <text:p>1.400481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1.95358" calcext:value-type="float">
            <text:p>1.95358</text:p>
          </table:table-cell>
          <table:table-cell office:value-type="float" office:value="1.437483" calcext:value-type="float">
            <text:p>1.437483</text:p>
          </table:table-cell>
          <table:table-cell office:value-type="float" office:value="1.445672" calcext:value-type="float">
            <text:p>1.445672</text:p>
          </table:table-cell>
          <table:table-cell office:value-type="float" office:value="1.427065" calcext:value-type="float">
            <text:p>1.427065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float" office:value="1.586657" calcext:value-type="float">
            <text:p>1.586657</text:p>
          </table:table-cell>
          <table:table-cell office:value-type="float" office:value="1.59164" calcext:value-type="float">
            <text:p>1.59164</text:p>
          </table:table-cell>
          <table:table-cell office:value-type="float" office:value="1.59886" calcext:value-type="float">
            <text:p>1.59886</text:p>
          </table:table-cell>
          <table:table-cell office:value-type="float" office:value="0.611944" calcext:value-type="float">
            <text:p>0.611944</text:p>
          </table:table-cell>
          <table:table-cell office:value-type="float" office:value="1.399488" calcext:value-type="float">
            <text:p>1.399488</text:p>
          </table:table-cell>
          <table:table-cell office:value-type="float" office:value="1.152495" calcext:value-type="float">
            <text:p>1.152495</text:p>
          </table:table-cell>
          <table:table-cell office:value-type="float" office:value="1.953544" calcext:value-type="float">
            <text:p>1.953544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63" calcext:value-type="float">
            <text:p>1.44563</text:p>
          </table:table-cell>
          <table:table-cell office:value-type="float" office:value="1.426942" calcext:value-type="float">
            <text:p>1.426942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1.589264" calcext:value-type="float">
            <text:p>1.589264</text:p>
          </table:table-cell>
          <table:table-cell office:value-type="float" office:value="1.591785" calcext:value-type="float">
            <text:p>1.591785</text:p>
          </table:table-cell>
          <table:table-cell office:value-type="float" office:value="1.598266" calcext:value-type="float">
            <text:p>1.598266</text:p>
          </table:table-cell>
          <table:table-cell office:value-type="float" office:value="0.611603" calcext:value-type="float">
            <text:p>0.611603</text:p>
          </table:table-cell>
          <table:table-cell office:value-type="float" office:value="1.398717" calcext:value-type="float">
            <text:p>1.398717</text:p>
          </table:table-cell>
          <table:table-cell office:value-type="float" office:value="1.154848" calcext:value-type="float">
            <text:p>1.154848</text:p>
          </table:table-cell>
          <table:table-cell office:value-type="float" office:value="1.953524" calcext:value-type="float">
            <text:p>1.953524</text:p>
          </table:table-cell>
          <table:table-cell office:value-type="float" office:value="1.437455" calcext:value-type="float">
            <text:p>1.437455</text:p>
          </table:table-cell>
          <table:table-cell office:value-type="float" office:value="1.44563" calcext:value-type="float">
            <text:p>1.44563</text:p>
          </table:table-cell>
          <table:table-cell office:value-type="float" office:value="1.42697" calcext:value-type="float">
            <text:p>1.42697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1">
          <table:table-cell office:value-type="float" office:value="1.589465" calcext:value-type="float">
            <text:p>1.589465</text:p>
          </table:table-cell>
          <table:table-cell office:value-type="float" office:value="1.591771" calcext:value-type="float">
            <text:p>1.591771</text:p>
          </table:table-cell>
          <table:table-cell office:value-type="float" office:value="1.597979" calcext:value-type="float">
            <text:p>1.597979</text:p>
          </table:table-cell>
          <table:table-cell office:value-type="float" office:value="0.611395" calcext:value-type="float">
            <text:p>0.611395</text:p>
          </table:table-cell>
          <table:table-cell office:value-type="float" office:value="1.397373" calcext:value-type="float">
            <text:p>1.397373</text:p>
          </table:table-cell>
          <table:table-cell office:value-type="float" office:value="1.150074" calcext:value-type="float">
            <text:p>1.150074</text:p>
          </table:table-cell>
          <table:table-cell office:value-type="float" office:value="1.953595" calcext:value-type="float">
            <text:p>1.953595</text:p>
          </table:table-cell>
          <table:table-cell office:value-type="float" office:value="1.437484" calcext:value-type="float">
            <text:p>1.437484</text:p>
          </table:table-cell>
          <table:table-cell office:value-type="float" office:value="1.445575" calcext:value-type="float">
            <text:p>1.445575</text:p>
          </table:table-cell>
          <table:table-cell office:value-type="float" office:value="1.427065" calcext:value-type="float">
            <text:p>1.427065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1.58949" calcext:value-type="float">
            <text:p>1.58949</text:p>
          </table:table-cell>
          <table:table-cell office:value-type="float" office:value="1.591774" calcext:value-type="float">
            <text:p>1.591774</text:p>
          </table:table-cell>
          <table:table-cell office:value-type="float" office:value="1.599041" calcext:value-type="float">
            <text:p>1.599041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1.396449" calcext:value-type="float">
            <text:p>1.396449</text:p>
          </table:table-cell>
          <table:table-cell office:value-type="float" office:value="1.154027" calcext:value-type="float">
            <text:p>1.154027</text:p>
          </table:table-cell>
          <table:table-cell office:value-type="float" office:value="1.953548" calcext:value-type="float">
            <text:p>1.953548</text:p>
          </table:table-cell>
          <table:table-cell office:value-type="float" office:value="1.437503" calcext:value-type="float">
            <text:p>1.437503</text:p>
          </table:table-cell>
          <table:table-cell office:value-type="float" office:value="1.445642" calcext:value-type="float">
            <text:p>1.445642</text:p>
          </table:table-cell>
          <table:table-cell office:value-type="float" office:value="1.427067" calcext:value-type="float">
            <text:p>1.427067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float" office:value="1.589553" calcext:value-type="float">
            <text:p>1.589553</text:p>
          </table:table-cell>
          <table:table-cell office:value-type="float" office:value="1.591897" calcext:value-type="float">
            <text:p>1.591897</text:p>
          </table:table-cell>
          <table:table-cell office:value-type="float" office:value="1.598269" calcext:value-type="float">
            <text:p>1.598269</text:p>
          </table:table-cell>
          <table:table-cell office:value-type="float" office:value="0.610577" calcext:value-type="float">
            <text:p>0.610577</text:p>
          </table:table-cell>
          <table:table-cell office:value-type="float" office:value="1.396696" calcext:value-type="float">
            <text:p>1.396696</text:p>
          </table:table-cell>
          <table:table-cell office:value-type="float" office:value="1.148779" calcext:value-type="float">
            <text:p>1.148779</text:p>
          </table:table-cell>
          <table:table-cell office:value-type="float" office:value="1.9536" calcext:value-type="float">
            <text:p>1.9536</text:p>
          </table:table-cell>
          <table:table-cell office:value-type="float" office:value="1.437511" calcext:value-type="float">
            <text:p>1.437511</text:p>
          </table:table-cell>
          <table:table-cell office:value-type="float" office:value="1.445605" calcext:value-type="float">
            <text:p>1.445605</text:p>
          </table:table-cell>
          <table:table-cell office:value-type="float" office:value="1.426994" calcext:value-type="float">
            <text:p>1.426994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1.589508" calcext:value-type="float">
            <text:p>1.589508</text:p>
          </table:table-cell>
          <table:table-cell office:value-type="float" office:value="1.591932" calcext:value-type="float">
            <text:p>1.591932</text:p>
          </table:table-cell>
          <table:table-cell office:value-type="float" office:value="1.598863" calcext:value-type="float">
            <text:p>1.598863</text:p>
          </table:table-cell>
          <table:table-cell office:value-type="float" office:value="0.610345" calcext:value-type="float">
            <text:p>0.610345</text:p>
          </table:table-cell>
          <table:table-cell office:value-type="float" office:value="1.395765" calcext:value-type="float">
            <text:p>1.395765</text:p>
          </table:table-cell>
          <table:table-cell office:value-type="float" office:value="1.149253" calcext:value-type="float">
            <text:p>1.149253</text:p>
          </table:table-cell>
          <table:table-cell office:value-type="float" office:value="1.953744" calcext:value-type="float">
            <text:p>1.953744</text:p>
          </table:table-cell>
          <table:table-cell office:value-type="float" office:value="1.437535" calcext:value-type="float">
            <text:p>1.437535</text:p>
          </table:table-cell>
          <table:table-cell office:value-type="float" office:value="1.445601" calcext:value-type="float">
            <text:p>1.445601</text:p>
          </table:table-cell>
          <table:table-cell office:value-type="float" office:value="1.427018" calcext:value-type="float">
            <text:p>1.427018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float" office:value="1.58956" calcext:value-type="float">
            <text:p>1.58956</text:p>
          </table:table-cell>
          <table:table-cell office:value-type="float" office:value="1.591897" calcext:value-type="float">
            <text:p>1.591897</text:p>
          </table:table-cell>
          <table:table-cell office:value-type="float" office:value="1.598777" calcext:value-type="float">
            <text:p>1.598777</text:p>
          </table:table-cell>
          <table:table-cell office:value-type="float" office:value="0.610118" calcext:value-type="float">
            <text:p>0.610118</text:p>
          </table:table-cell>
          <table:table-cell office:value-type="float" office:value="1.396165" calcext:value-type="float">
            <text:p>1.396165</text:p>
          </table:table-cell>
          <table:table-cell office:value-type="float" office:value="1.148984" calcext:value-type="float">
            <text:p>1.148984</text:p>
          </table:table-cell>
          <table:table-cell office:value-type="float" office:value="1.953631" calcext:value-type="float">
            <text:p>1.953631</text:p>
          </table:table-cell>
          <table:table-cell office:value-type="float" office:value="1.437502" calcext:value-type="float">
            <text:p>1.437502</text:p>
          </table:table-cell>
          <table:table-cell office:value-type="float" office:value="1.445593" calcext:value-type="float">
            <text:p>1.445593</text:p>
          </table:table-cell>
          <table:table-cell office:value-type="float" office:value="1.426998" calcext:value-type="float">
            <text:p>1.426998</text:p>
          </table:table-cell>
          <table:table-cell office:value-type="float" office:value="70000" calcext:value-type="float">
            <text:p>70000</text:p>
          </table:table-cell>
        </table:table-row>
        <table:table-row table:style-name="ro1">
          <table:table-cell office:value-type="float" office:value="1.589633" calcext:value-type="float">
            <text:p>1.589633</text:p>
          </table:table-cell>
          <table:table-cell office:value-type="float" office:value="1.591935" calcext:value-type="float">
            <text:p>1.591935</text:p>
          </table:table-cell>
          <table:table-cell office:value-type="float" office:value="1.59877" calcext:value-type="float">
            <text:p>1.59877</text:p>
          </table:table-cell>
          <table:table-cell office:value-type="float" office:value="0.609571" calcext:value-type="float">
            <text:p>0.609571</text:p>
          </table:table-cell>
          <table:table-cell office:value-type="float" office:value="1.395434" calcext:value-type="float">
            <text:p>1.395434</text:p>
          </table:table-cell>
          <table:table-cell office:value-type="float" office:value="1.148449" calcext:value-type="float">
            <text:p>1.148449</text:p>
          </table:table-cell>
          <table:table-cell office:value-type="float" office:value="1.953627" calcext:value-type="float">
            <text:p>1.953627</text:p>
          </table:table-cell>
          <table:table-cell office:value-type="float" office:value="1.437514" calcext:value-type="float">
            <text:p>1.437514</text:p>
          </table:table-cell>
          <table:table-cell office:value-type="float" office:value="1.445633" calcext:value-type="float">
            <text:p>1.445633</text:p>
          </table:table-cell>
          <table:table-cell office:value-type="float" office:value="1.427063" calcext:value-type="float">
            <text:p>1.427063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1.58973" calcext:value-type="float">
            <text:p>1.58973</text:p>
          </table:table-cell>
          <table:table-cell office:value-type="float" office:value="1.591819" calcext:value-type="float">
            <text:p>1.591819</text:p>
          </table:table-cell>
          <table:table-cell office:value-type="float" office:value="1.598509" calcext:value-type="float">
            <text:p>1.598509</text:p>
          </table:table-cell>
          <table:table-cell office:value-type="float" office:value="0.60947" calcext:value-type="float">
            <text:p>0.60947</text:p>
          </table:table-cell>
          <table:table-cell office:value-type="float" office:value="1.39485" calcext:value-type="float">
            <text:p>1.39485</text:p>
          </table:table-cell>
          <table:table-cell office:value-type="float" office:value="1.148243" calcext:value-type="float">
            <text:p>1.148243</text:p>
          </table:table-cell>
          <table:table-cell office:value-type="float" office:value="1.953613" calcext:value-type="float">
            <text:p>1.953613</text:p>
          </table:table-cell>
          <table:table-cell office:value-type="float" office:value="1.437511" calcext:value-type="float">
            <text:p>1.437511</text:p>
          </table:table-cell>
          <table:table-cell office:value-type="float" office:value="1.445578" calcext:value-type="float">
            <text:p>1.445578</text:p>
          </table:table-cell>
          <table:table-cell office:value-type="float" office:value="1.427101" calcext:value-type="float">
            <text:p>1.42710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float" office:value="1.589672" calcext:value-type="float">
            <text:p>1.589672</text:p>
          </table:table-cell>
          <table:table-cell office:value-type="float" office:value="1.591774" calcext:value-type="float">
            <text:p>1.591774</text:p>
          </table:table-cell>
          <table:table-cell office:value-type="float" office:value="1.598216" calcext:value-type="float">
            <text:p>1.598216</text:p>
          </table:table-cell>
          <table:table-cell office:value-type="float" office:value="0.609417" calcext:value-type="float">
            <text:p>0.609417</text:p>
          </table:table-cell>
          <table:table-cell office:value-type="float" office:value="1.395272" calcext:value-type="float">
            <text:p>1.395272</text:p>
          </table:table-cell>
          <table:table-cell office:value-type="float" office:value="1.148023" calcext:value-type="float">
            <text:p>1.148023</text:p>
          </table:table-cell>
          <table:table-cell office:value-type="float" office:value="1.953574" calcext:value-type="float">
            <text:p>1.953574</text:p>
          </table:table-cell>
          <table:table-cell office:value-type="float" office:value="1.437489" calcext:value-type="float">
            <text:p>1.437489</text:p>
          </table:table-cell>
          <table:table-cell office:value-type="float" office:value="1.445575" calcext:value-type="float">
            <text:p>1.445575</text:p>
          </table:table-cell>
          <table:table-cell office:value-type="float" office:value="1.427064" calcext:value-type="float">
            <text:p>1.427064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float" office:value="1.589513" calcext:value-type="float">
            <text:p>1.589513</text:p>
          </table:table-cell>
          <table:table-cell office:value-type="float" office:value="1.591961" calcext:value-type="float">
            <text:p>1.591961</text:p>
          </table:table-cell>
          <table:table-cell office:value-type="float" office:value="1.598948" calcext:value-type="float">
            <text:p>1.598948</text:p>
          </table:table-cell>
          <table:table-cell office:value-type="float" office:value="0.609373" calcext:value-type="float">
            <text:p>0.609373</text:p>
          </table:table-cell>
          <table:table-cell office:value-type="float" office:value="1.395126" calcext:value-type="float">
            <text:p>1.395126</text:p>
          </table:table-cell>
          <table:table-cell office:value-type="float" office:value="1.148031" calcext:value-type="float">
            <text:p>1.148031</text:p>
          </table:table-cell>
          <table:table-cell office:value-type="float" office:value="1.95373" calcext:value-type="float">
            <text:p>1.95373</text:p>
          </table:table-cell>
          <table:table-cell office:value-type="float" office:value="1.437469" calcext:value-type="float">
            <text:p>1.437469</text:p>
          </table:table-cell>
          <table:table-cell office:value-type="float" office:value="1.445578" calcext:value-type="float">
            <text:p>1.445578</text:p>
          </table:table-cell>
          <table:table-cell office:value-type="float" office:value="1.427003" calcext:value-type="float">
            <text:p>1.427003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float" office:value="1.589677" calcext:value-type="float">
            <text:p>1.589677</text:p>
          </table:table-cell>
          <table:table-cell office:value-type="float" office:value="1.59196" calcext:value-type="float">
            <text:p>1.59196</text:p>
          </table:table-cell>
          <table:table-cell office:value-type="float" office:value="1.598872" calcext:value-type="float">
            <text:p>1.598872</text:p>
          </table:table-cell>
          <table:table-cell office:value-type="float" office:value="0.609257" calcext:value-type="float">
            <text:p>0.609257</text:p>
          </table:table-cell>
          <table:table-cell office:value-type="float" office:value="1.395386" calcext:value-type="float">
            <text:p>1.395386</text:p>
          </table:table-cell>
          <table:table-cell office:value-type="float" office:value="1.148751" calcext:value-type="float">
            <text:p>1.148751</text:p>
          </table:table-cell>
          <table:table-cell office:value-type="float" office:value="1.953646" calcext:value-type="float">
            <text:p>1.953646</text:p>
          </table:table-cell>
          <table:table-cell office:value-type="float" office:value="1.4375" calcext:value-type="float">
            <text:p>1.4375</text:p>
          </table:table-cell>
          <table:table-cell office:value-type="float" office:value="1.445559" calcext:value-type="float">
            <text:p>1.445559</text:p>
          </table:table-cell>
          <table:table-cell office:value-type="float" office:value="1.427004" calcext:value-type="float">
            <text:p>1.427004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float" office:value="1.58949" calcext:value-type="float">
            <text:p>1.58949</text:p>
          </table:table-cell>
          <table:table-cell office:value-type="float" office:value="1.591803" calcext:value-type="float">
            <text:p>1.591803</text:p>
          </table:table-cell>
          <table:table-cell office:value-type="float" office:value="1.598807" calcext:value-type="float">
            <text:p>1.598807</text:p>
          </table:table-cell>
          <table:table-cell office:value-type="float" office:value="0.60924" calcext:value-type="float">
            <text:p>0.60924</text:p>
          </table:table-cell>
          <table:table-cell office:value-type="float" office:value="1.394876" calcext:value-type="float">
            <text:p>1.394876</text:p>
          </table:table-cell>
          <table:table-cell office:value-type="float" office:value="1.152516" calcext:value-type="float">
            <text:p>1.152516</text:p>
          </table:table-cell>
          <table:table-cell office:value-type="float" office:value="1.953602" calcext:value-type="float">
            <text:p>1.953602</text:p>
          </table:table-cell>
          <table:table-cell office:value-type="float" office:value="1.437499" calcext:value-type="float">
            <text:p>1.437499</text:p>
          </table:table-cell>
          <table:table-cell office:value-type="float" office:value="1.445552" calcext:value-type="float">
            <text:p>1.445552</text:p>
          </table:table-cell>
          <table:table-cell office:value-type="float" office:value="1.427006" calcext:value-type="float">
            <text:p>1.427006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.589437" calcext:value-type="float">
            <text:p>1.589437</text:p>
          </table:table-cell>
          <table:table-cell office:value-type="float" office:value="1.591884" calcext:value-type="float">
            <text:p>1.591884</text:p>
          </table:table-cell>
          <table:table-cell office:value-type="float" office:value="1.599157" calcext:value-type="float">
            <text:p>1.599157</text:p>
          </table:table-cell>
          <table:table-cell office:value-type="float" office:value="0.609269" calcext:value-type="float">
            <text:p>0.609269</text:p>
          </table:table-cell>
          <table:table-cell office:value-type="float" office:value="1.39488" calcext:value-type="float">
            <text:p>1.39488</text:p>
          </table:table-cell>
          <table:table-cell office:value-type="float" office:value="1.14837" calcext:value-type="float">
            <text:p>1.14837</text:p>
          </table:table-cell>
          <table:table-cell office:value-type="float" office:value="1.953654" calcext:value-type="float">
            <text:p>1.953654</text:p>
          </table:table-cell>
          <table:table-cell office:value-type="float" office:value="1.437479" calcext:value-type="float">
            <text:p>1.437479</text:p>
          </table:table-cell>
          <table:table-cell office:value-type="float" office:value="1.445551" calcext:value-type="float">
            <text:p>1.445551</text:p>
          </table:table-cell>
          <table:table-cell office:value-type="float" office:value="1.42695" calcext:value-type="float">
            <text:p>1.42695</text:p>
          </table:table-cell>
          <table:table-cell office:value-type="float" office:value="105000" calcext:value-type="float">
            <text:p>105000</text:p>
          </table:table-cell>
        </table:table-row>
        <table:table-row table:style-name="ro1">
          <table:table-cell office:value-type="float" office:value="1.589921" calcext:value-type="float">
            <text:p>1.589921</text:p>
          </table:table-cell>
          <table:table-cell office:value-type="float" office:value="1.58956" calcext:value-type="float">
            <text:p>1.58956</text:p>
          </table:table-cell>
          <table:table-cell office:value-type="float" office:value="1.598253" calcext:value-type="float">
            <text:p>1.598253</text:p>
          </table:table-cell>
          <table:table-cell office:value-type="float" office:value="0.609145" calcext:value-type="float">
            <text:p>0.609145</text:p>
          </table:table-cell>
          <table:table-cell office:value-type="float" office:value="1.395043" calcext:value-type="float">
            <text:p>1.395043</text:p>
          </table:table-cell>
          <table:table-cell office:value-type="float" office:value="1.150114" calcext:value-type="float">
            <text:p>1.150114</text:p>
          </table:table-cell>
          <table:table-cell office:value-type="float" office:value="1.953746" calcext:value-type="float">
            <text:p>1.953746</text:p>
          </table:table-cell>
          <table:table-cell office:value-type="float" office:value="1.437472" calcext:value-type="float">
            <text:p>1.437472</text:p>
          </table:table-cell>
          <table:table-cell office:value-type="float" office:value="1.44558" calcext:value-type="float">
            <text:p>1.44558</text:p>
          </table:table-cell>
          <table:table-cell office:value-type="float" office:value="1.427023" calcext:value-type="float">
            <text:p>1.427023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float" office:value="1.589422" calcext:value-type="float">
            <text:p>1.589422</text:p>
          </table:table-cell>
          <table:table-cell office:value-type="float" office:value="1.589572" calcext:value-type="float">
            <text:p>1.589572</text:p>
          </table:table-cell>
          <table:table-cell office:value-type="float" office:value="1.598068" calcext:value-type="float">
            <text:p>1.598068</text:p>
          </table:table-cell>
          <table:table-cell office:value-type="float" office:value="0.60915" calcext:value-type="float">
            <text:p>0.60915</text:p>
          </table:table-cell>
          <table:table-cell office:value-type="float" office:value="1.395546" calcext:value-type="float">
            <text:p>1.395546</text:p>
          </table:table-cell>
          <table:table-cell office:value-type="float" office:value="1.148037" calcext:value-type="float">
            <text:p>1.148037</text:p>
          </table:table-cell>
          <table:table-cell office:value-type="float" office:value="1.953742" calcext:value-type="float">
            <text:p>1.953742</text:p>
          </table:table-cell>
          <table:table-cell office:value-type="float" office:value="1.43744" calcext:value-type="float">
            <text:p>1.43744</text:p>
          </table:table-cell>
          <table:table-cell office:value-type="float" office:value="1.445518" calcext:value-type="float">
            <text:p>1.445518</text:p>
          </table:table-cell>
          <table:table-cell office:value-type="float" office:value="1.426956" calcext:value-type="float">
            <text:p>1.426956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1">
          <table:table-cell office:value-type="float" office:value="1.589534" calcext:value-type="float">
            <text:p>1.589534</text:p>
          </table:table-cell>
          <table:table-cell office:value-type="float" office:value="1.589547" calcext:value-type="float">
            <text:p>1.589547</text:p>
          </table:table-cell>
          <table:table-cell office:value-type="float" office:value="1.59831" calcext:value-type="float">
            <text:p>1.59831</text:p>
          </table:table-cell>
          <table:table-cell office:value-type="float" office:value="0.608918" calcext:value-type="float">
            <text:p>0.608918</text:p>
          </table:table-cell>
          <table:table-cell office:value-type="float" office:value="1.39368" calcext:value-type="float">
            <text:p>1.39368</text:p>
          </table:table-cell>
          <table:table-cell office:value-type="float" office:value="1.150821" calcext:value-type="float">
            <text:p>1.150821</text:p>
          </table:table-cell>
          <table:table-cell office:value-type="float" office:value="1.953557" calcext:value-type="float">
            <text:p>1.953557</text:p>
          </table:table-cell>
          <table:table-cell office:value-type="float" office:value="1.437438" calcext:value-type="float">
            <text:p>1.437438</text:p>
          </table:table-cell>
          <table:table-cell office:value-type="float" office:value="1.445553" calcext:value-type="float">
            <text:p>1.445553</text:p>
          </table:table-cell>
          <table:table-cell office:value-type="float" office:value="1.427016" calcext:value-type="float">
            <text:p>1.427016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MAX([.A2:.A25])" office:value-type="float" office:value="1.589921" calcext:value-type="float">
            <text:p>1.589921</text:p>
          </table:table-cell>
          <table:table-cell table:formula="of:=MAX([.B2:.B25])" office:value-type="float" office:value="1.594774" calcext:value-type="float">
            <text:p>1.594774</text:p>
          </table:table-cell>
          <table:table-cell table:formula="of:=MAX([.C2:.C25])" office:value-type="float" office:value="1.6004" calcext:value-type="float">
            <text:p>1.6004</text:p>
          </table:table-cell>
          <table:table-cell table:formula="of:=MAX([.D2:.D25])" office:value-type="float" office:value="0.624115" calcext:value-type="float">
            <text:p>0.624115</text:p>
          </table:table-cell>
          <table:table-cell table:formula="of:=MAX([.E2:.E25])" office:value-type="float" office:value="1.462897" calcext:value-type="float">
            <text:p>1.462897</text:p>
          </table:table-cell>
          <table:table-cell table:formula="of:=MAX([.F2:.F25])" office:value-type="float" office:value="1.195768" calcext:value-type="float">
            <text:p>1.195768</text:p>
          </table:table-cell>
          <table:table-cell table:formula="of:=MAX([.G2:.G25])" office:value-type="float" office:value="1.957354" calcext:value-type="float">
            <text:p>1.957354</text:p>
          </table:table-cell>
          <table:table-cell table:formula="of:=MAX([.H2:.H25])" office:value-type="float" office:value="1.43855" calcext:value-type="float">
            <text:p>1.43855</text:p>
          </table:table-cell>
          <table:table-cell table:formula="of:=MAX([.I2:.I25])" office:value-type="float" office:value="1.447306" calcext:value-type="float">
            <text:p>1.447306</text:p>
          </table:table-cell>
          <table:table-cell table:formula="of:=MAX([.J2:.J25])" office:value-type="float" office:value="1.427267" calcext:value-type="float">
            <text:p>1.4272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8:24:57.000860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18:31:50.213849193</dc:date>
    <meta:editing-duration>PT15M18S</meta:editing-duration>
    <meta:editing-cycles>3</meta:editing-cycles>
    <meta:generator>LibreOffice/5.3.6.1$Linux_X86_64 LibreOffice_project/30$Build-1</meta:generator>
    <meta:document-statistic meta:table-count="1" meta:cell-count="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52cm" svg:height="14.743cm" xlink:href=".." xlink:type="simple" chart:class="chart:bar" chart:style-name="ch1">
        <chart:title svg:x="7.827cm" svg:y="0.296cm" chart:style-name="ch2">
          <text:p>Notch filter performance</text:p>
        </chart:title>
        <chart:plot-area chart:style-name="ch3" table:cell-range-address="notch_perf_2nd_part.A1:notch_perf_2nd_part.J1 notch_perf_2nd_part.A27:notch_perf_2nd_part.J27" chart:data-source-has-labels="row" svg:x="0.096cm" svg:y="1.909cm" svg:width="20.725cm" svg:height="12.625cm">
          <chartooo:coordinate-region svg:x="1.449cm" svg:y="2.121cm" svg:width="19.372cm" svg:height="9.544cm"/>
          <chart:axis chart:dimension="x" chart:name="primary-x" chart:style-name="ch4" chartooo:axis-type="auto">
            <chartooo:date-scale/>
            <chart:categories table:cell-range-address="notch_perf_2nd_part.A1:notch_perf_2nd_part.J1"/>
          </chart:axis>
          <chart:axis chart:dimension="y" chart:name="primary-y" chart:style-name="ch5">
            <chart:title svg:x="1.449cm" svg:y="1.204cm" chart:style-name="ch6">
              <text:p>Performance (flops/cycle)</text:p>
            </chart:title>
            <chart:grid chart:style-name="ch7" chart:class="major"/>
          </chart:axis>
          <chart:series chart:style-name="ch8" chart:values-cell-range-address="notch_perf_2nd_part.A27:notch_perf_2nd_part.J27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Performance</text:p>
                <draw:g>
                  <svg:desc>notch_perf_2nd_part.A1:notch_perf_2nd_part.J1</svg:desc>
                </draw:g>
              </table:table-cell>
              <table:table-cell office:value-type="string">
                <text:p>SlowPerformance2</text:p>
              </table:table-cell>
              <table:table-cell office:value-type="string">
                <text:p>SlowPerformance3</text:p>
              </table:table-cell>
              <table:table-cell office:value-type="string">
                <text:p>reversed</text:p>
              </table:table-cell>
              <table:table-cell office:value-type="string">
                <text:p>reversed2</text:p>
              </table:table-cell>
              <table:table-cell office:value-type="string">
                <text:p>reversed3</text:p>
              </table:table-cell>
              <table:table-cell office:value-type="string">
                <text:p>pipelined0</text:p>
              </table:table-cell>
              <table:table-cell office:value-type="string">
                <text:p>pipelined1</text:p>
              </table:table-cell>
              <table:table-cell office:value-type="string">
                <text:p>matrixStyle</text:p>
              </table:table-cell>
              <table:table-cell office:value-type="string">
                <text:p>matrixStyle2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1.589921">
                <text:p>1.589921</text:p>
                <draw:g>
                  <svg:desc>notch_perf_2nd_part.A27:notch_perf_2nd_part.J27</svg:desc>
                </draw:g>
              </table:table-cell>
              <table:table-cell office:value-type="float" office:value="1.594774">
                <text:p>1.594774</text:p>
              </table:table-cell>
              <table:table-cell office:value-type="float" office:value="1.6004">
                <text:p>1.6004</text:p>
              </table:table-cell>
              <table:table-cell office:value-type="float" office:value="0.624115">
                <text:p>0.624115</text:p>
              </table:table-cell>
              <table:table-cell office:value-type="float" office:value="1.462897">
                <text:p>1.462897</text:p>
              </table:table-cell>
              <table:table-cell office:value-type="float" office:value="1.195768">
                <text:p>1.195768</text:p>
              </table:table-cell>
              <table:table-cell office:value-type="float" office:value="1.957354">
                <text:p>1.957354</text:p>
              </table:table-cell>
              <table:table-cell office:value-type="float" office:value="1.43855">
                <text:p>1.43855</text:p>
              </table:table-cell>
              <table:table-cell office:value-type="float" office:value="1.447306">
                <text:p>1.447306</text:p>
              </table:table-cell>
              <table:table-cell office:value-type="float" office:value="1.427267">
                <text:p>1.42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chart-properties style:rotation-angle="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521cm" svg:height="13.793cm" xlink:href=".." xlink:type="simple" chart:class="chart:line" chart:style-name="ch1">
        <chart:title svg:x="9.511cm" svg:y="0.171cm" chart:style-name="ch2">
          <text:p>Notch FIlter Performance</text:p>
        </chart:title>
        <chart:legend chart:legend-position="end" svg:x="19.872cm" svg:y="4.226cm" style:legend-expansion="high" chart:style-name="ch3"/>
        <chart:plot-area chart:style-name="ch4" table:cell-range-address="notch_perf_2nd_part.J2:notch_perf_2nd_part.K25 notch_perf_2nd_part.A1:notch_perf_2nd_part.I25 notch_perf_2nd_part.J1:notch_perf_2nd_part.J1" chart:data-source-has-labels="both" svg:x="0.425cm" svg:y="1.225cm" svg:width="19.403cm" svg:height="11.355cm">
          <chartooo:coordinate-region svg:x="1.205cm" svg:y="1.437cm" svg:width="18.473cm" svg:height="9.696cm"/>
          <chart:axis chart:dimension="x" chart:name="primary-x" chart:style-name="ch5" chartooo:axis-type="auto">
            <chartooo:date-scale/>
            <chart:title svg:x="8.997cm" svg:y="12.856cm" chart:style-name="ch6">
              <text:p>Input Size N</text:p>
            </chart:title>
            <chart:categories table:cell-range-address="notch_perf_2nd_part.K2:notch_perf_2nd_part.K25"/>
          </chart:axis>
          <chart:axis chart:dimension="y" chart:name="primary-y" chart:style-name="ch7">
            <chart:title svg:x="1.205cm" svg:y="0.682cm" chart:style-name="ch8">
              <text:p>Performance (flops/cycle)</text:p>
            </chart:title>
            <chart:grid chart:style-name="ch9" chart:class="major"/>
          </chart:axis>
          <chart:series chart:style-name="ch10" chart:values-cell-range-address="notch_perf_2nd_part.A2:notch_perf_2nd_part.A25" chart:label-cell-address="notch_perf_2nd_part.A1:notch_perf_2nd_part.A1" chart:class="chart:line">
            <chart:data-point chart:repeated="24"/>
          </chart:series>
          <chart:series chart:style-name="ch11" chart:values-cell-range-address="notch_perf_2nd_part.B2:notch_perf_2nd_part.B25" chart:label-cell-address="notch_perf_2nd_part.B1:notch_perf_2nd_part.B1" chart:class="chart:line">
            <chart:data-point chart:repeated="24"/>
          </chart:series>
          <chart:series chart:style-name="ch12" chart:values-cell-range-address="notch_perf_2nd_part.C2:notch_perf_2nd_part.C25" chart:label-cell-address="notch_perf_2nd_part.C1:notch_perf_2nd_part.C1" chart:class="chart:line">
            <chart:data-point chart:repeated="24"/>
          </chart:series>
          <chart:series chart:style-name="ch13" chart:values-cell-range-address="notch_perf_2nd_part.D2:notch_perf_2nd_part.D25" chart:label-cell-address="notch_perf_2nd_part.D1:notch_perf_2nd_part.D1" chart:class="chart:line">
            <chart:data-point chart:repeated="24"/>
          </chart:series>
          <chart:series chart:style-name="ch14" chart:values-cell-range-address="notch_perf_2nd_part.E2:notch_perf_2nd_part.E25" chart:label-cell-address="notch_perf_2nd_part.E1:notch_perf_2nd_part.E1" chart:class="chart:line">
            <chart:data-point chart:repeated="24"/>
          </chart:series>
          <chart:series chart:style-name="ch15" chart:values-cell-range-address="notch_perf_2nd_part.F2:notch_perf_2nd_part.F25" chart:label-cell-address="notch_perf_2nd_part.F1:notch_perf_2nd_part.F1" chart:class="chart:line">
            <chart:data-point chart:repeated="24"/>
          </chart:series>
          <chart:series chart:style-name="ch16" chart:values-cell-range-address="notch_perf_2nd_part.G2:notch_perf_2nd_part.G25" chart:label-cell-address="notch_perf_2nd_part.G1:notch_perf_2nd_part.G1" chart:class="chart:line">
            <chart:data-point chart:repeated="24"/>
          </chart:series>
          <chart:series chart:style-name="ch17" chart:values-cell-range-address="notch_perf_2nd_part.H2:notch_perf_2nd_part.H25" chart:label-cell-address="notch_perf_2nd_part.H1:notch_perf_2nd_part.H1" chart:class="chart:line">
            <chart:data-point chart:repeated="24"/>
          </chart:series>
          <chart:series chart:style-name="ch18" chart:values-cell-range-address="notch_perf_2nd_part.I2:notch_perf_2nd_part.I25" chart:label-cell-address="notch_perf_2nd_part.I1:notch_perf_2nd_part.I1" chart:class="chart:line">
            <chart:data-point chart:repeated="24"/>
          </chart:series>
          <chart:series chart:style-name="ch19" chart:values-cell-range-address="notch_perf_2nd_part.J2:notch_perf_2nd_part.J25" chart:label-cell-address="notch_perf_2nd_part.J1:notch_perf_2nd_part.J1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wPerformance</text:p>
                <draw:g>
                  <svg:desc>notch_perf_2nd_part.A1:notch_perf_2nd_part.A1</svg:desc>
                </draw:g>
              </table:table-cell>
              <table:table-cell office:value-type="string">
                <text:p>SlowPerformance2</text:p>
                <draw:g>
                  <svg:desc>notch_perf_2nd_part.B1:notch_perf_2nd_part.B1</svg:desc>
                </draw:g>
              </table:table-cell>
              <table:table-cell office:value-type="string">
                <text:p>SlowPerformance3</text:p>
                <draw:g>
                  <svg:desc>notch_perf_2nd_part.C1:notch_perf_2nd_part.C1</svg:desc>
                </draw:g>
              </table:table-cell>
              <table:table-cell office:value-type="string">
                <text:p>reversed</text:p>
                <draw:g>
                  <svg:desc>notch_perf_2nd_part.D1:notch_perf_2nd_part.D1</svg:desc>
                </draw:g>
              </table:table-cell>
              <table:table-cell office:value-type="string">
                <text:p>reversed2</text:p>
                <draw:g>
                  <svg:desc>notch_perf_2nd_part.E1:notch_perf_2nd_part.E1</svg:desc>
                </draw:g>
              </table:table-cell>
              <table:table-cell office:value-type="string">
                <text:p>reversed3</text:p>
                <draw:g>
                  <svg:desc>notch_perf_2nd_part.F1:notch_perf_2nd_part.F1</svg:desc>
                </draw:g>
              </table:table-cell>
              <table:table-cell office:value-type="string">
                <text:p>pipelined0</text:p>
                <draw:g>
                  <svg:desc>notch_perf_2nd_part.G1:notch_perf_2nd_part.G1</svg:desc>
                </draw:g>
              </table:table-cell>
              <table:table-cell office:value-type="string">
                <text:p>pipelined1</text:p>
                <draw:g>
                  <svg:desc>notch_perf_2nd_part.H1:notch_perf_2nd_part.H1</svg:desc>
                </draw:g>
              </table:table-cell>
              <table:table-cell office:value-type="string">
                <text:p>matrixStyle</text:p>
                <draw:g>
                  <svg:desc>notch_perf_2nd_part.I1:notch_perf_2nd_part.I1</svg:desc>
                </draw:g>
              </table:table-cell>
              <table:table-cell office:value-type="string">
                <text:p>matrixStyle2</text:p>
                <draw:g>
                  <svg:desc>notch_perf_2nd_part.J1:notch_perf_2nd_part.J1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notch_perf_2nd_part.K2:notch_perf_2nd_part.K25</svg:desc>
                </draw:g>
              </table:table-cell>
              <table:table-cell office:value-type="float" office:value="1.589591">
                <text:p>1.589591</text:p>
                <draw:g>
                  <svg:desc>notch_perf_2nd_part.A2:notch_perf_2nd_part.A25</svg:desc>
                </draw:g>
              </table:table-cell>
              <table:table-cell office:value-type="float" office:value="1.594702">
                <text:p>1.594702</text:p>
                <draw:g>
                  <svg:desc>notch_perf_2nd_part.B2:notch_perf_2nd_part.B25</svg:desc>
                </draw:g>
              </table:table-cell>
              <table:table-cell office:value-type="float" office:value="1.6004">
                <text:p>1.6004</text:p>
                <draw:g>
                  <svg:desc>notch_perf_2nd_part.C2:notch_perf_2nd_part.C25</svg:desc>
                </draw:g>
              </table:table-cell>
              <table:table-cell office:value-type="float" office:value="0.624115">
                <text:p>0.624115</text:p>
                <draw:g>
                  <svg:desc>notch_perf_2nd_part.D2:notch_perf_2nd_part.D25</svg:desc>
                </draw:g>
              </table:table-cell>
              <table:table-cell office:value-type="float" office:value="1.462897">
                <text:p>1.462897</text:p>
                <draw:g>
                  <svg:desc>notch_perf_2nd_part.E2:notch_perf_2nd_part.E25</svg:desc>
                </draw:g>
              </table:table-cell>
              <table:table-cell office:value-type="float" office:value="1.195768">
                <text:p>1.195768</text:p>
                <draw:g>
                  <svg:desc>notch_perf_2nd_part.F2:notch_perf_2nd_part.F25</svg:desc>
                </draw:g>
              </table:table-cell>
              <table:table-cell office:value-type="float" office:value="1.956864">
                <text:p>1.956864</text:p>
                <draw:g>
                  <svg:desc>notch_perf_2nd_part.G2:notch_perf_2nd_part.G25</svg:desc>
                </draw:g>
              </table:table-cell>
              <table:table-cell office:value-type="float" office:value="1.43855">
                <text:p>1.43855</text:p>
                <draw:g>
                  <svg:desc>notch_perf_2nd_part.H2:notch_perf_2nd_part.H25</svg:desc>
                </draw:g>
              </table:table-cell>
              <table:table-cell office:value-type="float" office:value="1.447306">
                <text:p>1.447306</text:p>
                <draw:g>
                  <svg:desc>notch_perf_2nd_part.I2:notch_perf_2nd_part.I25</svg:desc>
                </draw:g>
              </table:table-cell>
              <table:table-cell office:value-type="float" office:value="1.427267">
                <text:p>1.427267</text:p>
                <draw:g>
                  <svg:desc>notch_perf_2nd_part.J2:notch_perf_2nd_part.J2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589394">
                <text:p>1.589394</text:p>
              </table:table-cell>
              <table:table-cell office:value-type="float" office:value="1.594774">
                <text:p>1.594774</text:p>
              </table:table-cell>
              <table:table-cell office:value-type="float" office:value="1.600124">
                <text:p>1.600124</text:p>
              </table:table-cell>
              <table:table-cell office:value-type="float" office:value="0.617669">
                <text:p>0.617669</text:p>
              </table:table-cell>
              <table:table-cell office:value-type="float" office:value="1.418161">
                <text:p>1.418161</text:p>
              </table:table-cell>
              <table:table-cell office:value-type="float" office:value="1.172219">
                <text:p>1.172219</text:p>
              </table:table-cell>
              <table:table-cell office:value-type="float" office:value="1.957354">
                <text:p>1.957354</text:p>
              </table:table-cell>
              <table:table-cell office:value-type="float" office:value="1.438251">
                <text:p>1.438251</text:p>
              </table:table-cell>
              <table:table-cell office:value-type="float" office:value="1.447305">
                <text:p>1.447305</text:p>
              </table:table-cell>
              <table:table-cell office:value-type="float" office:value="1.426996">
                <text:p>1.42699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588683">
                <text:p>1.588683</text:p>
              </table:table-cell>
              <table:table-cell office:value-type="float" office:value="1.594298">
                <text:p>1.594298</text:p>
              </table:table-cell>
              <table:table-cell office:value-type="float" office:value="1.599094">
                <text:p>1.599094</text:p>
              </table:table-cell>
              <table:table-cell office:value-type="float" office:value="0.614901">
                <text:p>0.614901</text:p>
              </table:table-cell>
              <table:table-cell office:value-type="float" office:value="1.40345">
                <text:p>1.40345</text:p>
              </table:table-cell>
              <table:table-cell office:value-type="float" office:value="1.163441">
                <text:p>1.163441</text:p>
              </table:table-cell>
              <table:table-cell office:value-type="float" office:value="1.955845">
                <text:p>1.955845</text:p>
              </table:table-cell>
              <table:table-cell office:value-type="float" office:value="1.437912">
                <text:p>1.437912</text:p>
              </table:table-cell>
              <table:table-cell office:value-type="float" office:value="1.446814">
                <text:p>1.446814</text:p>
              </table:table-cell>
              <table:table-cell office:value-type="float" office:value="1.427213">
                <text:p>1.42721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.58941">
                <text:p>1.58941</text:p>
              </table:table-cell>
              <table:table-cell office:value-type="float" office:value="1.591943">
                <text:p>1.591943</text:p>
              </table:table-cell>
              <table:table-cell office:value-type="float" office:value="1.59717">
                <text:p>1.59717</text:p>
              </table:table-cell>
              <table:table-cell office:value-type="float" office:value="0.61418">
                <text:p>0.61418</text:p>
              </table:table-cell>
              <table:table-cell office:value-type="float" office:value="1.401675">
                <text:p>1.401675</text:p>
              </table:table-cell>
              <table:table-cell office:value-type="float" office:value="1.157083">
                <text:p>1.157083</text:p>
              </table:table-cell>
              <table:table-cell office:value-type="float" office:value="1.954061">
                <text:p>1.954061</text:p>
              </table:table-cell>
              <table:table-cell office:value-type="float" office:value="1.437619">
                <text:p>1.437619</text:p>
              </table:table-cell>
              <table:table-cell office:value-type="float" office:value="1.446038">
                <text:p>1.446038</text:p>
              </table:table-cell>
              <table:table-cell office:value-type="float" office:value="1.426947">
                <text:p>1.42694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.586727">
                <text:p>1.586727</text:p>
              </table:table-cell>
              <table:table-cell office:value-type="float" office:value="1.591785">
                <text:p>1.591785</text:p>
              </table:table-cell>
              <table:table-cell office:value-type="float" office:value="1.59703">
                <text:p>1.59703</text:p>
              </table:table-cell>
              <table:table-cell office:value-type="float" office:value="0.613235">
                <text:p>0.613235</text:p>
              </table:table-cell>
              <table:table-cell office:value-type="float" office:value="1.401549">
                <text:p>1.401549</text:p>
              </table:table-cell>
              <table:table-cell office:value-type="float" office:value="1.158086">
                <text:p>1.158086</text:p>
              </table:table-cell>
              <table:table-cell office:value-type="float" office:value="1.953447">
                <text:p>1.953447</text:p>
              </table:table-cell>
              <table:table-cell office:value-type="float" office:value="1.437472">
                <text:p>1.437472</text:p>
              </table:table-cell>
              <table:table-cell office:value-type="float" office:value="1.445685">
                <text:p>1.445685</text:p>
              </table:table-cell>
              <table:table-cell office:value-type="float" office:value="1.426806">
                <text:p>1.42680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587072">
                <text:p>1.587072</text:p>
              </table:table-cell>
              <table:table-cell office:value-type="float" office:value="1.591692">
                <text:p>1.591692</text:p>
              </table:table-cell>
              <table:table-cell office:value-type="float" office:value="1.598906">
                <text:p>1.598906</text:p>
              </table:table-cell>
              <table:table-cell office:value-type="float" office:value="0.612623">
                <text:p>0.612623</text:p>
              </table:table-cell>
              <table:table-cell office:value-type="float" office:value="1.401126">
                <text:p>1.401126</text:p>
              </table:table-cell>
              <table:table-cell office:value-type="float" office:value="1.153397">
                <text:p>1.153397</text:p>
              </table:table-cell>
              <table:table-cell office:value-type="float" office:value="1.953546">
                <text:p>1.953546</text:p>
              </table:table-cell>
              <table:table-cell office:value-type="float" office:value="1.437434">
                <text:p>1.437434</text:p>
              </table:table-cell>
              <table:table-cell office:value-type="float" office:value="1.445592">
                <text:p>1.445592</text:p>
              </table:table-cell>
              <table:table-cell office:value-type="float" office:value="1.426871">
                <text:p>1.426871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.587055">
                <text:p>1.587055</text:p>
              </table:table-cell>
              <table:table-cell office:value-type="float" office:value="1.591819">
                <text:p>1.591819</text:p>
              </table:table-cell>
              <table:table-cell office:value-type="float" office:value="1.599007">
                <text:p>1.599007</text:p>
              </table:table-cell>
              <table:table-cell office:value-type="float" office:value="0.612303">
                <text:p>0.612303</text:p>
              </table:table-cell>
              <table:table-cell office:value-type="float" office:value="1.400481">
                <text:p>1.400481</text:p>
              </table:table-cell>
              <table:table-cell office:value-type="float" office:value="1.15551">
                <text:p>1.15551</text:p>
              </table:table-cell>
              <table:table-cell office:value-type="float" office:value="1.95358">
                <text:p>1.95358</text:p>
              </table:table-cell>
              <table:table-cell office:value-type="float" office:value="1.437483">
                <text:p>1.437483</text:p>
              </table:table-cell>
              <table:table-cell office:value-type="float" office:value="1.445672">
                <text:p>1.445672</text:p>
              </table:table-cell>
              <table:table-cell office:value-type="float" office:value="1.427065">
                <text:p>1.4270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.586657">
                <text:p>1.586657</text:p>
              </table:table-cell>
              <table:table-cell office:value-type="float" office:value="1.59164">
                <text:p>1.59164</text:p>
              </table:table-cell>
              <table:table-cell office:value-type="float" office:value="1.59886">
                <text:p>1.59886</text:p>
              </table:table-cell>
              <table:table-cell office:value-type="float" office:value="0.611944">
                <text:p>0.611944</text:p>
              </table:table-cell>
              <table:table-cell office:value-type="float" office:value="1.399488">
                <text:p>1.399488</text:p>
              </table:table-cell>
              <table:table-cell office:value-type="float" office:value="1.152495">
                <text:p>1.152495</text:p>
              </table:table-cell>
              <table:table-cell office:value-type="float" office:value="1.953544">
                <text:p>1.953544</text:p>
              </table:table-cell>
              <table:table-cell office:value-type="float" office:value="1.437472">
                <text:p>1.437472</text:p>
              </table:table-cell>
              <table:table-cell office:value-type="float" office:value="1.44563">
                <text:p>1.44563</text:p>
              </table:table-cell>
              <table:table-cell office:value-type="float" office:value="1.426942">
                <text:p>1.42694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.589264">
                <text:p>1.589264</text:p>
              </table:table-cell>
              <table:table-cell office:value-type="float" office:value="1.591785">
                <text:p>1.591785</text:p>
              </table:table-cell>
              <table:table-cell office:value-type="float" office:value="1.598266">
                <text:p>1.598266</text:p>
              </table:table-cell>
              <table:table-cell office:value-type="float" office:value="0.611603">
                <text:p>0.611603</text:p>
              </table:table-cell>
              <table:table-cell office:value-type="float" office:value="1.398717">
                <text:p>1.398717</text:p>
              </table:table-cell>
              <table:table-cell office:value-type="float" office:value="1.154848">
                <text:p>1.154848</text:p>
              </table:table-cell>
              <table:table-cell office:value-type="float" office:value="1.953524">
                <text:p>1.953524</text:p>
              </table:table-cell>
              <table:table-cell office:value-type="float" office:value="1.437455">
                <text:p>1.437455</text:p>
              </table:table-cell>
              <table:table-cell office:value-type="float" office:value="1.44563">
                <text:p>1.44563</text:p>
              </table:table-cell>
              <table:table-cell office:value-type="float" office:value="1.42697">
                <text:p>1.4269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.589465">
                <text:p>1.589465</text:p>
              </table:table-cell>
              <table:table-cell office:value-type="float" office:value="1.591771">
                <text:p>1.591771</text:p>
              </table:table-cell>
              <table:table-cell office:value-type="float" office:value="1.597979">
                <text:p>1.597979</text:p>
              </table:table-cell>
              <table:table-cell office:value-type="float" office:value="0.611395">
                <text:p>0.611395</text:p>
              </table:table-cell>
              <table:table-cell office:value-type="float" office:value="1.397373">
                <text:p>1.397373</text:p>
              </table:table-cell>
              <table:table-cell office:value-type="float" office:value="1.150074">
                <text:p>1.150074</text:p>
              </table:table-cell>
              <table:table-cell office:value-type="float" office:value="1.953595">
                <text:p>1.953595</text:p>
              </table:table-cell>
              <table:table-cell office:value-type="float" office:value="1.437484">
                <text:p>1.437484</text:p>
              </table:table-cell>
              <table:table-cell office:value-type="float" office:value="1.445575">
                <text:p>1.445575</text:p>
              </table:table-cell>
              <table:table-cell office:value-type="float" office:value="1.427065">
                <text:p>1.42706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.58949">
                <text:p>1.58949</text:p>
              </table:table-cell>
              <table:table-cell office:value-type="float" office:value="1.591774">
                <text:p>1.591774</text:p>
              </table:table-cell>
              <table:table-cell office:value-type="float" office:value="1.599041">
                <text:p>1.599041</text:p>
              </table:table-cell>
              <table:table-cell office:value-type="float" office:value="0.610984">
                <text:p>0.610984</text:p>
              </table:table-cell>
              <table:table-cell office:value-type="float" office:value="1.396449">
                <text:p>1.396449</text:p>
              </table:table-cell>
              <table:table-cell office:value-type="float" office:value="1.154027">
                <text:p>1.154027</text:p>
              </table:table-cell>
              <table:table-cell office:value-type="float" office:value="1.953548">
                <text:p>1.953548</text:p>
              </table:table-cell>
              <table:table-cell office:value-type="float" office:value="1.437503">
                <text:p>1.437503</text:p>
              </table:table-cell>
              <table:table-cell office:value-type="float" office:value="1.445642">
                <text:p>1.445642</text:p>
              </table:table-cell>
              <table:table-cell office:value-type="float" office:value="1.427067">
                <text:p>1.42706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.589553">
                <text:p>1.589553</text:p>
              </table:table-cell>
              <table:table-cell office:value-type="float" office:value="1.591897">
                <text:p>1.591897</text:p>
              </table:table-cell>
              <table:table-cell office:value-type="float" office:value="1.598269">
                <text:p>1.598269</text:p>
              </table:table-cell>
              <table:table-cell office:value-type="float" office:value="0.610577">
                <text:p>0.610577</text:p>
              </table:table-cell>
              <table:table-cell office:value-type="float" office:value="1.396696">
                <text:p>1.396696</text:p>
              </table:table-cell>
              <table:table-cell office:value-type="float" office:value="1.148779">
                <text:p>1.148779</text:p>
              </table:table-cell>
              <table:table-cell office:value-type="float" office:value="1.9536">
                <text:p>1.9536</text:p>
              </table:table-cell>
              <table:table-cell office:value-type="float" office:value="1.437511">
                <text:p>1.437511</text:p>
              </table:table-cell>
              <table:table-cell office:value-type="float" office:value="1.445605">
                <text:p>1.445605</text:p>
              </table:table-cell>
              <table:table-cell office:value-type="float" office:value="1.426994">
                <text:p>1.426994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1.589508">
                <text:p>1.589508</text:p>
              </table:table-cell>
              <table:table-cell office:value-type="float" office:value="1.591932">
                <text:p>1.591932</text:p>
              </table:table-cell>
              <table:table-cell office:value-type="float" office:value="1.598863">
                <text:p>1.598863</text:p>
              </table:table-cell>
              <table:table-cell office:value-type="float" office:value="0.610345">
                <text:p>0.610345</text:p>
              </table:table-cell>
              <table:table-cell office:value-type="float" office:value="1.395765">
                <text:p>1.395765</text:p>
              </table:table-cell>
              <table:table-cell office:value-type="float" office:value="1.149253">
                <text:p>1.149253</text:p>
              </table:table-cell>
              <table:table-cell office:value-type="float" office:value="1.953744">
                <text:p>1.953744</text:p>
              </table:table-cell>
              <table:table-cell office:value-type="float" office:value="1.437535">
                <text:p>1.437535</text:p>
              </table:table-cell>
              <table:table-cell office:value-type="float" office:value="1.445601">
                <text:p>1.445601</text:p>
              </table:table-cell>
              <table:table-cell office:value-type="float" office:value="1.427018">
                <text:p>1.42701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.58956">
                <text:p>1.58956</text:p>
              </table:table-cell>
              <table:table-cell office:value-type="float" office:value="1.591897">
                <text:p>1.591897</text:p>
              </table:table-cell>
              <table:table-cell office:value-type="float" office:value="1.598777">
                <text:p>1.598777</text:p>
              </table:table-cell>
              <table:table-cell office:value-type="float" office:value="0.610118">
                <text:p>0.610118</text:p>
              </table:table-cell>
              <table:table-cell office:value-type="float" office:value="1.396165">
                <text:p>1.396165</text:p>
              </table:table-cell>
              <table:table-cell office:value-type="float" office:value="1.148984">
                <text:p>1.148984</text:p>
              </table:table-cell>
              <table:table-cell office:value-type="float" office:value="1.953631">
                <text:p>1.953631</text:p>
              </table:table-cell>
              <table:table-cell office:value-type="float" office:value="1.437502">
                <text:p>1.437502</text:p>
              </table:table-cell>
              <table:table-cell office:value-type="float" office:value="1.445593">
                <text:p>1.445593</text:p>
              </table:table-cell>
              <table:table-cell office:value-type="float" office:value="1.426998">
                <text:p>1.426998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.589633">
                <text:p>1.589633</text:p>
              </table:table-cell>
              <table:table-cell office:value-type="float" office:value="1.591935">
                <text:p>1.591935</text:p>
              </table:table-cell>
              <table:table-cell office:value-type="float" office:value="1.59877">
                <text:p>1.59877</text:p>
              </table:table-cell>
              <table:table-cell office:value-type="float" office:value="0.609571">
                <text:p>0.609571</text:p>
              </table:table-cell>
              <table:table-cell office:value-type="float" office:value="1.395434">
                <text:p>1.395434</text:p>
              </table:table-cell>
              <table:table-cell office:value-type="float" office:value="1.148449">
                <text:p>1.148449</text:p>
              </table:table-cell>
              <table:table-cell office:value-type="float" office:value="1.953627">
                <text:p>1.953627</text:p>
              </table:table-cell>
              <table:table-cell office:value-type="float" office:value="1.437514">
                <text:p>1.437514</text:p>
              </table:table-cell>
              <table:table-cell office:value-type="float" office:value="1.445633">
                <text:p>1.445633</text:p>
              </table:table-cell>
              <table:table-cell office:value-type="float" office:value="1.427063">
                <text:p>1.42706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58973">
                <text:p>1.58973</text:p>
              </table:table-cell>
              <table:table-cell office:value-type="float" office:value="1.591819">
                <text:p>1.591819</text:p>
              </table:table-cell>
              <table:table-cell office:value-type="float" office:value="1.598509">
                <text:p>1.598509</text:p>
              </table:table-cell>
              <table:table-cell office:value-type="float" office:value="0.60947">
                <text:p>0.60947</text:p>
              </table:table-cell>
              <table:table-cell office:value-type="float" office:value="1.39485">
                <text:p>1.39485</text:p>
              </table:table-cell>
              <table:table-cell office:value-type="float" office:value="1.148243">
                <text:p>1.148243</text:p>
              </table:table-cell>
              <table:table-cell office:value-type="float" office:value="1.953613">
                <text:p>1.953613</text:p>
              </table:table-cell>
              <table:table-cell office:value-type="float" office:value="1.437511">
                <text:p>1.437511</text:p>
              </table:table-cell>
              <table:table-cell office:value-type="float" office:value="1.445578">
                <text:p>1.445578</text:p>
              </table:table-cell>
              <table:table-cell office:value-type="float" office:value="1.427101">
                <text:p>1.427101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.589672">
                <text:p>1.589672</text:p>
              </table:table-cell>
              <table:table-cell office:value-type="float" office:value="1.591774">
                <text:p>1.591774</text:p>
              </table:table-cell>
              <table:table-cell office:value-type="float" office:value="1.598216">
                <text:p>1.598216</text:p>
              </table:table-cell>
              <table:table-cell office:value-type="float" office:value="0.609417">
                <text:p>0.609417</text:p>
              </table:table-cell>
              <table:table-cell office:value-type="float" office:value="1.395272">
                <text:p>1.395272</text:p>
              </table:table-cell>
              <table:table-cell office:value-type="float" office:value="1.148023">
                <text:p>1.148023</text:p>
              </table:table-cell>
              <table:table-cell office:value-type="float" office:value="1.953574">
                <text:p>1.953574</text:p>
              </table:table-cell>
              <table:table-cell office:value-type="float" office:value="1.437489">
                <text:p>1.437489</text:p>
              </table:table-cell>
              <table:table-cell office:value-type="float" office:value="1.445575">
                <text:p>1.445575</text:p>
              </table:table-cell>
              <table:table-cell office:value-type="float" office:value="1.427064">
                <text:p>1.427064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589513">
                <text:p>1.589513</text:p>
              </table:table-cell>
              <table:table-cell office:value-type="float" office:value="1.591961">
                <text:p>1.591961</text:p>
              </table:table-cell>
              <table:table-cell office:value-type="float" office:value="1.598948">
                <text:p>1.598948</text:p>
              </table:table-cell>
              <table:table-cell office:value-type="float" office:value="0.609373">
                <text:p>0.609373</text:p>
              </table:table-cell>
              <table:table-cell office:value-type="float" office:value="1.395126">
                <text:p>1.395126</text:p>
              </table:table-cell>
              <table:table-cell office:value-type="float" office:value="1.148031">
                <text:p>1.148031</text:p>
              </table:table-cell>
              <table:table-cell office:value-type="float" office:value="1.95373">
                <text:p>1.95373</text:p>
              </table:table-cell>
              <table:table-cell office:value-type="float" office:value="1.437469">
                <text:p>1.437469</text:p>
              </table:table-cell>
              <table:table-cell office:value-type="float" office:value="1.445578">
                <text:p>1.445578</text:p>
              </table:table-cell>
              <table:table-cell office:value-type="float" office:value="1.427003">
                <text:p>1.42700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.589677">
                <text:p>1.589677</text:p>
              </table:table-cell>
              <table:table-cell office:value-type="float" office:value="1.59196">
                <text:p>1.59196</text:p>
              </table:table-cell>
              <table:table-cell office:value-type="float" office:value="1.598872">
                <text:p>1.598872</text:p>
              </table:table-cell>
              <table:table-cell office:value-type="float" office:value="0.609257">
                <text:p>0.609257</text:p>
              </table:table-cell>
              <table:table-cell office:value-type="float" office:value="1.395386">
                <text:p>1.395386</text:p>
              </table:table-cell>
              <table:table-cell office:value-type="float" office:value="1.148751">
                <text:p>1.148751</text:p>
              </table:table-cell>
              <table:table-cell office:value-type="float" office:value="1.953646">
                <text:p>1.953646</text:p>
              </table:table-cell>
              <table:table-cell office:value-type="float" office:value="1.4375">
                <text:p>1.4375</text:p>
              </table:table-cell>
              <table:table-cell office:value-type="float" office:value="1.445559">
                <text:p>1.445559</text:p>
              </table:table-cell>
              <table:table-cell office:value-type="float" office:value="1.427004">
                <text:p>1.427004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58949">
                <text:p>1.58949</text:p>
              </table:table-cell>
              <table:table-cell office:value-type="float" office:value="1.591803">
                <text:p>1.591803</text:p>
              </table:table-cell>
              <table:table-cell office:value-type="float" office:value="1.598807">
                <text:p>1.598807</text:p>
              </table:table-cell>
              <table:table-cell office:value-type="float" office:value="0.60924">
                <text:p>0.60924</text:p>
              </table:table-cell>
              <table:table-cell office:value-type="float" office:value="1.394876">
                <text:p>1.394876</text:p>
              </table:table-cell>
              <table:table-cell office:value-type="float" office:value="1.152516">
                <text:p>1.152516</text:p>
              </table:table-cell>
              <table:table-cell office:value-type="float" office:value="1.953602">
                <text:p>1.953602</text:p>
              </table:table-cell>
              <table:table-cell office:value-type="float" office:value="1.437499">
                <text:p>1.437499</text:p>
              </table:table-cell>
              <table:table-cell office:value-type="float" office:value="1.445552">
                <text:p>1.445552</text:p>
              </table:table-cell>
              <table:table-cell office:value-type="float" office:value="1.427006">
                <text:p>1.427006</text:p>
              </table:table-cell>
            </table:table-row>
            <table:table-row>
              <table:table-cell office:value-type="float" office:value="105000">
                <text:p>105000</text:p>
              </table:table-cell>
              <table:table-cell office:value-type="float" office:value="1.589437">
                <text:p>1.589437</text:p>
              </table:table-cell>
              <table:table-cell office:value-type="float" office:value="1.591884">
                <text:p>1.591884</text:p>
              </table:table-cell>
              <table:table-cell office:value-type="float" office:value="1.599157">
                <text:p>1.599157</text:p>
              </table:table-cell>
              <table:table-cell office:value-type="float" office:value="0.609269">
                <text:p>0.609269</text:p>
              </table:table-cell>
              <table:table-cell office:value-type="float" office:value="1.39488">
                <text:p>1.39488</text:p>
              </table:table-cell>
              <table:table-cell office:value-type="float" office:value="1.14837">
                <text:p>1.14837</text:p>
              </table:table-cell>
              <table:table-cell office:value-type="float" office:value="1.953654">
                <text:p>1.953654</text:p>
              </table:table-cell>
              <table:table-cell office:value-type="float" office:value="1.437479">
                <text:p>1.437479</text:p>
              </table:table-cell>
              <table:table-cell office:value-type="float" office:value="1.445551">
                <text:p>1.445551</text:p>
              </table:table-cell>
              <table:table-cell office:value-type="float" office:value="1.42695">
                <text:p>1.4269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1.589921">
                <text:p>1.589921</text:p>
              </table:table-cell>
              <table:table-cell office:value-type="float" office:value="1.58956">
                <text:p>1.58956</text:p>
              </table:table-cell>
              <table:table-cell office:value-type="float" office:value="1.598253">
                <text:p>1.598253</text:p>
              </table:table-cell>
              <table:table-cell office:value-type="float" office:value="0.609145">
                <text:p>0.609145</text:p>
              </table:table-cell>
              <table:table-cell office:value-type="float" office:value="1.395043">
                <text:p>1.395043</text:p>
              </table:table-cell>
              <table:table-cell office:value-type="float" office:value="1.150114">
                <text:p>1.150114</text:p>
              </table:table-cell>
              <table:table-cell office:value-type="float" office:value="1.953746">
                <text:p>1.953746</text:p>
              </table:table-cell>
              <table:table-cell office:value-type="float" office:value="1.437472">
                <text:p>1.437472</text:p>
              </table:table-cell>
              <table:table-cell office:value-type="float" office:value="1.44558">
                <text:p>1.44558</text:p>
              </table:table-cell>
              <table:table-cell office:value-type="float" office:value="1.427023">
                <text:p>1.427023</text:p>
              </table:table-cell>
            </table:table-row>
            <table:table-row>
              <table:table-cell office:value-type="float" office:value="115000">
                <text:p>115000</text:p>
              </table:table-cell>
              <table:table-cell office:value-type="float" office:value="1.589422">
                <text:p>1.589422</text:p>
              </table:table-cell>
              <table:table-cell office:value-type="float" office:value="1.589572">
                <text:p>1.589572</text:p>
              </table:table-cell>
              <table:table-cell office:value-type="float" office:value="1.598068">
                <text:p>1.598068</text:p>
              </table:table-cell>
              <table:table-cell office:value-type="float" office:value="0.60915">
                <text:p>0.60915</text:p>
              </table:table-cell>
              <table:table-cell office:value-type="float" office:value="1.395546">
                <text:p>1.395546</text:p>
              </table:table-cell>
              <table:table-cell office:value-type="float" office:value="1.148037">
                <text:p>1.148037</text:p>
              </table:table-cell>
              <table:table-cell office:value-type="float" office:value="1.953742">
                <text:p>1.953742</text:p>
              </table:table-cell>
              <table:table-cell office:value-type="float" office:value="1.43744">
                <text:p>1.43744</text:p>
              </table:table-cell>
              <table:table-cell office:value-type="float" office:value="1.445518">
                <text:p>1.445518</text:p>
              </table:table-cell>
              <table:table-cell office:value-type="float" office:value="1.426956">
                <text:p>1.426956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1.589534">
                <text:p>1.589534</text:p>
              </table:table-cell>
              <table:table-cell office:value-type="float" office:value="1.589547">
                <text:p>1.589547</text:p>
              </table:table-cell>
              <table:table-cell office:value-type="float" office:value="1.59831">
                <text:p>1.59831</text:p>
              </table:table-cell>
              <table:table-cell office:value-type="float" office:value="0.608918">
                <text:p>0.608918</text:p>
              </table:table-cell>
              <table:table-cell office:value-type="float" office:value="1.39368">
                <text:p>1.39368</text:p>
              </table:table-cell>
              <table:table-cell office:value-type="float" office:value="1.150821">
                <text:p>1.150821</text:p>
              </table:table-cell>
              <table:table-cell office:value-type="float" office:value="1.953557">
                <text:p>1.953557</text:p>
              </table:table-cell>
              <table:table-cell office:value-type="float" office:value="1.437438">
                <text:p>1.437438</text:p>
              </table:table-cell>
              <table:table-cell office:value-type="float" office:value="1.445553">
                <text:p>1.445553</text:p>
              </table:table-cell>
              <table:table-cell office:value-type="float" office:value="1.427016">
                <text:p>1.427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